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5in" fo:margin-top="0in" fo:margin-bottom="0in" table:align="center" style:writing-mode="lr-tb"/>
    </style:style>
    <style:style style:name="Table2.A" style:family="table-column">
      <style:table-column-properties style:column-width="1.6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HeadingCustom">
      <style:text-properties style:font-name="Times New Roman" fo:font-size="11pt" officeooo:paragraph-rsid="00091d2b" style:font-size-asian="11pt" style:font-size-complex="11pt"/>
    </style:style>
    <style:style style:name="P2" style:family="paragraph" style:parent-style-name="Standard">
      <style:paragraph-properties fo:margin-top="0in" fo:margin-bottom="0.0402in" style:contextual-spacing="false"/>
      <style:text-properties style:font-name="Times New Roman" fo:font-size="11pt" fo:language="en" fo:country="US" fo:font-weight="bold" officeooo:rsid="000280d9" officeooo:paragraph-rsid="00091d2b" style:letter-kerning="false" style:font-size-asian="11pt" style:language-asian="en" style:country-asian="US" style:font-weight-asian="bold" style:font-size-complex="11pt" style:language-complex="ar" style:country-complex="SA"/>
    </style:style>
    <style:style style:name="P3" style:family="paragraph" style:parent-style-name="Standard">
      <style:paragraph-properties fo:margin-top="0in" fo:margin-bottom="0.0402in" style:contextual-spacing="false"/>
      <style:text-properties style:font-name="Times New Roman" officeooo:rsid="000280d9" officeooo:paragraph-rsid="00091d2b"/>
    </style:style>
    <style:style style:name="P4" style:family="paragraph" style:parent-style-name="Standard">
      <style:paragraph-properties fo:margin-top="0in" fo:margin-bottom="0.0835in" style:contextual-spacing="false" fo:line-height="115%"/>
      <style:text-properties fo:font-size="11pt" officeooo:paragraph-rsid="00091d2b" style:font-size-asian="11pt" style:font-size-complex="11pt"/>
    </style:style>
    <style:style style:name="P5" style:family="paragraph" style:parent-style-name="Standard">
      <style:paragraph-properties fo:margin-top="0in" fo:margin-bottom="0.0402in" style:contextual-spacing="false" fo:line-height="115%"/>
      <style:text-properties fo:font-size="11pt" style:font-size-asian="11pt" style:font-size-complex="11pt"/>
    </style:style>
    <style:style style:name="P6" style:family="paragraph" style:parent-style-name="Standard">
      <style:paragraph-properties fo:margin-top="0in" fo:margin-bottom="0.0835in" style:contextual-spacing="false" fo:line-height="115%"/>
      <style:text-properties fo:font-size="11pt" style:font-size-asian="11pt" style:font-size-complex="11pt"/>
    </style:style>
    <style:style style:name="P7" style:family="paragraph" style:parent-style-name="Standard">
      <style:paragraph-properties fo:margin-top="0in" fo:margin-bottom="0.028in" style:contextual-spacing="false" fo:line-height="115%"/>
      <style:text-properties fo:font-size="11pt" style:font-size-asian="11pt" style:font-size-complex="11pt"/>
    </style:style>
    <style:style style:name="P8" style:family="paragraph" style:parent-style-name="Standard">
      <style:paragraph-properties fo:margin-top="0in" fo:margin-bottom="0.0835in" style:contextual-spacing="false" fo:line-height="115%"/>
      <style:text-properties fo:font-size="11pt" officeooo:paragraph-rsid="0009aff5" style:font-size-asian="11pt" style:font-size-complex="11pt"/>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officeooo:paragraph-rsid="00091d2b" style:font-size-asian="11pt" style:font-size-complex="11pt"/>
    </style:style>
    <style:style style:name="P11" style:family="paragraph" style:parent-style-name="Standard">
      <style:paragraph-properties fo:margin-top="0in" fo:margin-bottom="0in" style:contextual-spacing="false" fo:line-height="110%"/>
      <style:text-properties fo:font-size="11pt" style:font-size-asian="11pt" style:font-size-complex="11pt"/>
    </style:style>
    <style:style style:name="P12" style:family="paragraph" style:parent-style-name="Standard">
      <style:text-properties fo:font-size="11pt" officeooo:paragraph-rsid="0009aff5" style:font-size-asian="11pt" style:font-size-complex="11pt"/>
    </style:style>
    <style:style style:name="P13" style:family="paragraph" style:parent-style-name="Standard">
      <style:paragraph-properties fo:margin-top="0in" fo:margin-bottom="0in" style:contextual-spacing="false" fo:line-height="100%" fo:text-align="start" style:justify-single-word="false" fo:orphans="2" fo:widows="2"/>
      <style:text-properties fo:font-size="11pt" fo:language="en" fo:country="US" style:letter-kerning="false" style:font-size-asian="11pt" style:language-asian="en" style:country-asian="US" style:font-size-complex="11pt" style:language-complex="ar" style:country-complex="SA"/>
    </style:style>
    <style:style style:name="P14" style:family="paragraph" style:parent-style-name="Standard">
      <style:paragraph-properties fo:margin-top="0in" fo:margin-bottom="0.0835in" style:contextual-spacing="false" fo:line-height="115%"/>
      <style:text-properties fo:font-size="11pt" fo:font-weight="bold" officeooo:paragraph-rsid="00091d2b" style:font-size-asian="11pt" style:font-weight-asian="bold" style:font-size-complex="11pt" style:font-weight-complex="bold"/>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margin-top="0in" fo:margin-bottom="0.0835in" style:contextual-spacing="false" fo:line-height="115%"/>
      <style:text-properties officeooo:paragraph-rsid="00091d2b"/>
    </style:style>
    <style:style style:name="P18" style:family="paragraph" style:parent-style-name="List_20_1" style:list-style-name="WWNum1">
      <style:paragraph-properties fo:margin-top="0in" fo:margin-bottom="0in" style:contextual-spacing="true" fo:line-height="115%"/>
      <style:text-properties fo:font-size="11pt" style:font-size-asian="11pt" style:font-size-complex="11pt"/>
    </style:style>
    <style:style style:name="P19" style:family="paragraph" style:parent-style-name="List_20_1" style:list-style-name="WWNum1">
      <style:paragraph-properties fo:margin-top="0in" fo:margin-bottom="0.0402in" style:contextual-spacing="false" fo:line-height="115%"/>
      <style:text-properties fo:font-size="11pt" style:font-size-asian="11pt" style:font-size-complex="11pt"/>
    </style:style>
    <style:style style:name="P20" style:family="paragraph" style:parent-style-name="List_20_1" style:list-style-name="WWNum1">
      <style:paragraph-properties fo:margin-top="0in" fo:margin-bottom="0in" style:contextual-spacing="true" fo:line-height="115%"/>
      <style:text-properties fo:font-size="11pt" officeooo:paragraph-rsid="00091d2b" style:font-size-asian="11pt" style:font-size-complex="11pt"/>
    </style:style>
    <style:style style:name="P21" style:family="paragraph" style:parent-style-name="List_20_1" style:list-style-name="WWNum1">
      <style:text-properties fo:font-size="11pt" style:font-size-asian="11pt" style:font-size-complex="11pt"/>
    </style:style>
    <style:style style:name="P22" style:family="paragraph" style:parent-style-name="Standard">
      <style:paragraph-properties fo:text-align="center" style:justify-single-word="false"/>
      <style:text-properties fo:font-size="12pt" style:font-size-asian="12pt" style:font-size-complex="12pt"/>
    </style:style>
    <style:style style:name="P23" style:family="paragraph" style:parent-style-name="Standard">
      <style:text-properties fo:font-size="11pt" fo:font-weight="bold" style:font-size-asian="11pt" style:font-weight-asian="bold" style:font-size-complex="11pt"/>
    </style:style>
    <style:style style:name="P24" style:family="paragraph" style:parent-style-name="Standard">
      <style:paragraph-properties fo:margin-top="0in" fo:margin-bottom="0in" style:contextual-spacing="false" fo:line-height="110%"/>
      <style:text-properties fo:font-size="11pt" officeooo:paragraph-rsid="000a8a1b" style:font-size-asian="11pt" style:font-size-complex="11pt"/>
    </style:style>
    <style:style style:name="P25" style:family="paragraph" style:parent-style-name="Standard">
      <style:paragraph-properties fo:margin-top="0in" fo:margin-bottom="0.0835in" style:contextual-spacing="false" fo:line-height="115%"/>
      <style:text-properties fo:font-size="11pt" style:font-size-asian="11pt" style:font-size-complex="11pt"/>
    </style:style>
    <style:style style:name="T1" style:family="text">
      <style:text-properties fo:font-size="12pt" fo:font-weight="bold" style:font-size-asian="12pt" style:font-weight-asian="bold"/>
    </style:style>
    <style:style style:name="T2" style:family="text">
      <style:text-properties fo:font-size="14pt" fo:font-weight="bold" style:font-size-asian="14pt" style:font-weight-asian="bold"/>
    </style:style>
    <style:style style:name="T3" style:family="text">
      <style:text-properties fo:font-size="14pt" fo:font-weight="bold" officeooo:rsid="00091d2b" style:font-size-asian="14pt"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9aff5" style:font-weight-asian="bold"/>
    </style:style>
    <style:style style:name="T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style:font-name="Times New Roman"/>
    </style:style>
    <style:style style:name="T11" style:family="text">
      <style:text-properties style:font-name="Times New Roman" fo:font-weight="bold" style:font-weight-asian="bold"/>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fo:font-weight="bold" officeooo:rsid="0002e91f" style:font-weight-asian="bold" style:font-name-complex="Times New Roman1" style:font-weight-complex="bold"/>
    </style:style>
    <style:style style:name="T14" style:family="text">
      <style:text-properties style:font-name="Times New Roman" fo:font-weight="bold" officeooo:rsid="0009aff5" style:font-weight-asian="bold" style:font-name-complex="Times New Roman1" style:font-weight-complex="bold"/>
    </style:style>
    <style:style style:name="T15" style:family="text">
      <style:text-properties style:font-name="Times New Roman" fo:font-weight="bold" officeooo:rsid="00083eb5" style:font-weight-asian="bold"/>
    </style:style>
    <style:style style:name="T16" style:family="text">
      <style:text-properties style:font-name="Times New Roman" style:font-name-complex="Times New Roman1"/>
    </style:style>
    <style:style style:name="T17" style:family="text">
      <style:text-properties style:font-name="Times New Roman" officeooo:rsid="0002e91f" style:font-name-complex="Times New Roman1"/>
    </style:style>
    <style:style style:name="T18" style:family="text">
      <style:text-properties style:font-name="Times New Roman" fo:font-weight="normal" style:font-weight-asian="normal" style:font-name-complex="Times New Roman1" style:font-weight-complex="normal"/>
    </style:style>
    <style:style style:name="T19" style:family="text">
      <style:text-properties style:font-name="Times New Roman" officeooo:rsid="0009aff5"/>
    </style:style>
    <style:style style:name="T20" style:family="text">
      <style:text-properties fo:font-weight="normal" style:font-weight-asian="normal" style:font-name-complex="Times New Roman1" style:font-weight-complex="normal"/>
    </style:style>
    <style:style style:name="T21" style:family="text">
      <style:text-properties officeooo:rsid="0009aff5"/>
    </style:style>
    <style:style style:name="T22" style:family="text">
      <style:text-properties officeooo:rsid="000a8a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text:line-break/></text:span><text:span text:style-name="T2"><text:line-break/>Ex-Core </text:span><text:span text:style-name="T3">Diagnostics</text:span><text:span text:style-name="T2"> for Molten Salt Reactors Using </text:span><text:span text:style-name="T3">Power Noise Unfolding</text:span></text:p>
      <text:p text:style-name="P22">Topic Area 1 – Advanced Reactor Development and Plant Optimization</text:p>
      <text:p text:style-name="P3"><text:span text:style-name="T4">PI: </text:span><text:span text:style-name="T7">Ondrej Chvala, University of Texas, Austin</text:span></text:p>
      <text:p text:style-name="P2">Co-PI: Kevin?</text:p>
      <text:p text:style-name="P12"><text:span text:style-name="T4">1. Project Summary</text:span><text:span text:style-name="T11"> </text:span><text:span text:style-name="T15">(suitable for public release)</text:span></text:p>
      <text:p text:style-name="P6">Advanced reactor concepts—particularly molten salt reactors (MSRs)—operate in harsh environments where in-core instrumentation is difficult, reliability-limited, or infeasible. This creates a critical gap in operational monitoring, early anomaly detection, and model-based qualification of safety-relevant behaviors. Topic Area 1 explicitly calls for research that supports advanced reactor concepts and plant optimization, including technologies for operational monitoring and characterization of system changes over time.</text:p>
      <text:p text:style-name="P6">This project will develop a foundation for next-generation operational monitoring based on ex-core neutron detection and power-noise reconstruction. The central hypothesis is that stochastic and periodic perturbations (e.g., component vibrations, flow-induced effects, and gas void/bubble transport) imprint distinct signatures on ex-core detector signals and reconstructed core power distributions. By coupling <text:span text:style-name="T21">time-dependent </text:span>high-fidelity multigroup neutronics to reduced-order, physics-informed time-series models, we will (i) generate realistic, labeled noise datasets, (ii) quantify transfer functions from perturbations to ex-core observables, and (iii) enable machine-learning-based “noise unfolding” for perturbation classification, localization, and prognostics.</text:p>
      <text:p text:style-name="P6">The ultimate application is the planned Molten Salt Research Reactor (MSRR) at Abilene Christian University (ACU), for which the PI is supporting design and digital-twin activities. The work will also deliver near-term validation on the NETL TRIGA reactor through an ongoing, State of Texas–funded nuclear digital twin effort. That effort <text:span text:style-name="T21">has</text:span> already establish<text:span text:style-name="T21">ed</text:span> a VERA/MPACT <text:span text:style-name="T22">[1] </text:span>based digital shadow for TRIGA operations [2]. The team already maintains an MPACT model of the NETL TRIGA core, and a reference MSR MPACT model with delayed neutron precursor flow that can be adapted to MSRR-relevant configurations, reducing start-up risk and enabling early progress on noise simulation.</text:p>
      <text:p text:style-name="P14"><text:span text:style-name="T10">2. Importance and Relevance to Topic Area </text:span><text:span text:style-name="T19">1</text:span></text:p>
      <text:p text:style-name="P17"><text:span text:style-name="T9">Topic Area 1 emphasizes university-led R&amp;D that </text:span><text:span text:style-name="Strong_20_Emphasis"><text:span text:style-name="T9">reduces technical risks for advanced reactor concepts</text:span></text:span><text:span text:style-name="T9"> (explicitly including </text:span><text:span text:style-name="Strong_20_Emphasis"><text:span text:style-name="T9">MSRs</text:span></text:span><text:span text:style-name="T9">) via efforts such as </text:span><text:span text:style-name="Strong_20_Emphasis"><text:span text:style-name="T9">advanced component development/testing</text:span></text:span><text:span text:style-name="T9">, </text:span><text:span text:style-name="Strong_20_Emphasis"><text:span text:style-name="T9">advanced reactor transient and safety analysis (including experiments for software validation)</text:span></text:span><text:span text:style-name="T9">, </text:span><text:span text:style-name="Strong_20_Emphasis"><text:span text:style-name="T9">innovative solutions to material and operational challenges presented by molten salts</text:span></text:span><text:span text:style-name="T9">, </text:span><text:span text:style-name="Strong_20_Emphasis"><text:span text:style-name="T9">core/system design optimization or modifications</text:span></text:span><text:span text:style-name="T9">, and </text:span><text:span text:style-name="Strong_20_Emphasis"><text:span text:style-name="T9">characterization of system changes over time</text:span></text:span><text:span text:style-name="T9"> (including </text:span><text:span text:style-name="Strong_20_Emphasis"><text:span text:style-name="T9">materials surveillance during reactor operations</text:span></text:span><text:span text:style-name="T9">), along with broader </text:span><text:span text:style-name="Strong_20_Emphasis"><text:span text:style-name="T9">plant optimization</text:span></text:span><text:span text:style-name="T9"> objectives (e.g., secure/remote operations, economics, and reducing deployment timelines). </text:span><text:span text:style-name="T8">The proposed ex-core, multigroup neutron noise based monitoring framework, implemented through an MPACT/VERA power-noise simulator with MSR </text:span><text:span text:style-name="T9">precursor-flow effects and ML-based noise unfolding directly advances these priorities by providing a validated pathway to </text:span><text:span text:style-name="Strong_20_Emphasis"><text:span text:style-name="T9">characterize evolving operational states and incipient faults</text:span></text:span><text:span text:style-name="T9"> (voiding, flow </text:span><text:soft-page-break/><text:span text:style-name="T9">anomalies, localized boiling precursors, and structural vibration) in environments where in-core instrumentation is impractical, thereby lowering operational and safety-analysis uncertainty for MSRs and other advanced reactor platforms.</text:span></text:p>
      <text:p text:style-name="P23">2. Technical Approach and Innovation</text:p>
      <text:p text:style-name="P4"><text:span text:style-name="T5">2.1 Monitoring concept. </text:span>Ex-core sensors provide the most practical long-life measurement channel for high-temperature and chemically aggressive systems. Ex-core neutron instrumentation is widely used in power reactors because detectors can be designed and maintained outside the core and hostile in-core environment [3]. For MSRs, ex-core signals are expected to be spectrally hardened by the vessel, reflector, and shielding; therefore, multigroup neutron transport and explicit detector-response modeling are required to simulate measurable signals and their noise content.</text:p>
      <text:p text:style-name="P4"><text:span text:style-name="T5">2.2 MSR-specific noise physics. </text:span>In an MSR, delayed neutron precursors (DNPs) are transported with the flowing fuel, and the resulting recirculation/decay kinetics introduce dynamics that are qualitatively different from solid-fuel systems (e.g., phase delays, frequency peaks near the inverse recirculation time, and coupling between flow and reactivity) [4–6]. Prior work has demonstrated that simplified point-kinetics treatments can miss essential features of MSR noise transfer functions and that accurate treatments must respect the coupled space-frequency behavior and DNP boundary conditions [4,5]. Periodic local perturbations (including gas bubbles detected historically in MSRE operations) can propagate through the primary loop and drive observable oscillations in power and precursor fields [7].</text:p>
      <text:p text:style-name="P4"><text:span text:style-name="T5">2.3 Power-noise simulator in VERA/MPACT. </text:span>We will create a power-noise simulation capability that leverages MPACT’s high-fidelity deterministic multigroup transport (method of characteristics in 2-D with axial diffusion) to compute (a) baseline flux/power fields, (b) perturbation-response kernels, and (c) ex-core detector response functions. Time series will be generated via a hybrid approach:</text:p>
      <text:list text:style-name="WWNum1">
        <text:list-item>
          <text:p text:style-name="P18">Physics-based perturbation models that represent dominant noise sources for MSRs and research reactors: (i) localized cross-section/density perturbations due to voids/bubbles, including incipient boiling from hot spots or partial channel blockages; (ii) periodic/colored-noise perturbations representing mechanical vibration or flow-induced motion of components; and (iii) flow perturbations that advect DNP fields and alter effective delayed neutron fractions.</text:p>
        </text:list-item>
        <text:list-item>
          <text:p text:style-name="P18">Linearized, frequency-domain response construction (Green’s functions/transfer functions) for small perturbations, consistent with prior two-group MSR noise theory [6] and point-kinetic component projections [4,5].</text:p>
        </text:list-item>
        <text:list-item>
          <text:p text:style-name="P19">Reduced-order time-domain realization to generate long-duration noise sequences efficiently, anchored to multigroup MPACT-computed responses. This provides tractable dataset generation while preserving multigroup spectral effects and MSR flow/recirculation physics.</text:p>
        </text:list-item>
      </text:list>
      <text:p text:style-name="P5"><text:span text:style-name="T5">2.4 Machine-learning noise unfolding.</text:span> We will develop and benchmark ML methods that infer perturbation type, intensity, and likely location from multichannel ex-core measurements and reconstructed core-power proxies. The simulator provides labeled training data spanning both stochastic and periodic drivers, including DNP-flow-induced signatures unique to MSRs [4–7]. Methods will include (i) physics-informed feature extraction (cross-power spectral densities, coherence, and transfer-function estimates), (ii) supervised classifiers/regressors for known perturbation classes, and (iii) self-supervised anomaly detection for early warning under previously unseen degradations.</text:p>
      <text:p text:style-name="P23">3. Application Cases and Validation Strategy</text:p>
      <text:p text:style-name="P14"><text:soft-page-break/>3.1 NETL TRIGA (near-term validation).</text:p>
      <text:p text:style-name="P4">Under the Texas digital twin project, we are developing a VERA/MPACT digital shadow workflow for the NETL TRIGA reactor, including automated data handling and repeated MPACT evaluations aligned to measured operating conditions [2]. This project will extend that foundation to zero-power and low-power noise characterization by (i) defining ex-core detector channels and measurement noise models, (ii) generating perturbation-response libraries with MPACT, and (iii) comparing simulated spectral features with observed reactor noise signatures where available.</text:p>
      <text:p text:style-name="P8">Leveraging the State of Texas digital twin funding, several TRIGA data acquisition and model-integration activities (e.g., data pipeline maturation and baseline statepoint evaluations) will be executed in parallel with this NEUP effort. This co-funding accelerates validation of the noise simulator while keeping the NEUP scope focused on adding the power-noise and noise-unfolding capabilities.</text:p>
      <text:p text:style-name="P14">3.2 MSRR at ACU (target application).</text:p>
      <text:p text:style-name="P4">For MSRR, in-core sensing is expected to be highly constrained; therefore, the project emphasizes ex-core observables and the role of flowing DNPs. We will adapt an existing MPACT MSR model that includes delayed neutron precursor flow to MSRR-relevant geometry and operating conditions, and we will explicitly evaluate how precursor drift and loop recirculation alter noise signatures and detectability.</text:p>
      <text:p text:style-name="P15">3.3 Expected Operational Applications</text:p>
      <text:p text:style-name="P9">The proposed ex-core, multigroup noise simulation and noise-unfolding framework will enable multiple high-value operational monitoring functions for liquid-fueled and solid-fueled systems. Anticipated application threads include:</text:p>
      <text:list text:continue-numbering="true" text:style-name="WWNum1">
        <text:list-item>
          <text:p text:style-name="P21">Void characterization and gas entrainment assay. Historical MSRE campaigns demonstrated that neutron noise analysis can infer circulating helium void fraction in the fuel salt and that cross-correlation/frequency-response identification can be used to estimate absolute void fraction under power operation [1<text:span text:style-name="T22">0</text:span>,1<text:span text:style-name="T22">1</text:span>]. Our simulator will generalize these concepts to MSRR-relevant geometry and shielding, quantify detectability with ex-core detectors, and provide labeled datasets for ML-based void classification and localization.</text:p>
        </text:list-item>
        <text:list-item>
          <text:p text:style-name="P21">Flow and recirculation reconstruction. In MSRs, delayed neutron precursor (DNP) transport introduces phase delays and spectral features that scale with loop transit time and mixing. By matching measured coherence/transfer functions to physics-based models that explicitly represent precursor flow and boundary conditions, the methodology can infer bulk flow rate changes, precursor hold-up, and flow-path anomalies that are otherwise difficult to instrument.</text:p>
        </text:list-item>
        <text:list-item>
          <text:p text:style-name="P21">Channel blockage and localized salt boiling precursors. Flow maldistribution or partial blockage can create local overheating and incipient bubble formation, producing localized density/reactivity perturbations. Noise unfolding can discriminate these early signatures from benign stochastic noise and provide actionable warning of developing hot spots before temperature margins are eroded.</text:p>
        </text:list-item>
        <text:list-item>
          <text:p text:style-name="P21">Structural vibration and component motion monitoring. Periodic perturbations induced by vibrating reflectors, control structures, pump assemblies, or vessel internals imprint narrowband peaks and spatially correlated ex-core responses. The proposed transfer-function library and ML classifiers will support identification of evolving mechanical degradation (e.g., increased vibration amplitude, shifted frequencies) and provide a pathway to continuous condition monitoring in reactors where in-core sensors are impractical.</text:p>
        </text:list-item>
      </text:list>
      <text:p text:style-name="P23"><text:soft-page-break/>4. Work Plan, Milestones, and Deliverables</text:p>
      <text:p text:style-name="P6">The project is organized into three technical thrusts aligned with staged model fidelity and ML readiness.</text:p>
      <table:table table:name="Table2" table:style-name="Table2">
        <table:table-column table:style-name="Table2.A" table:number-columns-repeated="4"/>
        <table:table-row table:style-name="Table2.1">
          <table:table-cell table:style-name="Table2.A1" office:value-type="string">
            <text:p text:style-name="P13">Year</text:p>
          </table:table-cell>
          <table:table-cell table:style-name="Table2.A1" office:value-type="string">
            <text:p text:style-name="P13">Thrust / Key Tasks</text:p>
          </table:table-cell>
          <table:table-cell table:style-name="Table2.A1" office:value-type="string">
            <text:p text:style-name="P13">Milestones</text:p>
          </table:table-cell>
          <table:table-cell table:style-name="Table2.A1" office:value-type="string">
            <text:p text:style-name="P13">Primary Outputs</text:p>
          </table:table-cell>
        </table:table-row>
        <table:table-row table:style-name="Table2.1">
          <table:table-cell table:style-name="Table2.A1" office:value-type="string">
            <text:p text:style-name="P13">1</text:p>
          </table:table-cell>
          <table:table-cell table:style-name="Table2.A1" office:value-type="string">
            <text:p text:style-name="P13">T1: 1-D axial MSR noise models (1- and 2-group)<text:line-break/>T2: Ex-core detector-response formulation; baseline TRIGA/MPACT workflows</text:p>
          </table:table-cell>
          <table:table-cell table:style-name="Table2.A1" office:value-type="string">
            <text:p text:style-name="P13">M1.1 Implement 1-D MSR model with flowing DNPs and recirculation boundary conditions<text:line-break/>M1.2 Demonstrate stochastic + periodic perturbation injection and compute transfer functions</text:p>
          </table:table-cell>
          <table:table-cell table:style-name="Table2.A1" office:value-type="string">
            <text:p text:style-name="P13">O1: Verified 1-D noise solver; intuition-building parameter studies<text:line-break/>O2: Initial ex-core response prototypes</text:p>
          </table:table-cell>
        </table:table-row>
        <table:table-row table:style-name="Table2.1">
          <table:table-cell table:style-name="Table2.A1" office:value-type="string">
            <text:p text:style-name="P13">2</text:p>
          </table:table-cell>
          <table:table-cell table:style-name="Table2.A1" office:value-type="string">
            <text:p text:style-name="P13">T2: High-fidelity multigroup MPACT noise-response libraries<text:line-break/>T2: Coupled thermal feedback surrogates for perturbation realism</text:p>
          </table:table-cell>
          <table:table-cell table:style-name="Table2.A1" office:value-type="string">
            <text:p text:style-name="P13">M2.1 TRIGA: multigroup response kernels for selected perturbations<text:line-break/>M2.2 MSR: multigroup response kernels including DNP-flow dependence</text:p>
          </table:table-cell>
          <table:table-cell table:style-name="Table2.A1" office:value-type="string">
            <text:p text:style-name="P13">O3: Power-noise simulator v1 (TRIGA + MSR) producing labeled time series<text:line-break/>O4: Ex-core synthetic datasets for ML</text:p>
          </table:table-cell>
        </table:table-row>
        <table:table-row table:style-name="Table2.1">
          <table:table-cell table:style-name="Table2.A1" office:value-type="string">
            <text:p text:style-name="P13">3</text:p>
          </table:table-cell>
          <table:table-cell table:style-name="Table2.A1" office:value-type="string">
            <text:p text:style-name="P13">T3: Noise unfolding ML + validation<text:line-break/>T2/T3: Prototype monitoring metrics for MSRR</text:p>
          </table:table-cell>
          <table:table-cell table:style-name="Table2.A1" office:value-type="string">
            <text:p text:style-name="P13">M3.1 Demonstrate classification/localization on simulated and TRIGA datasets<text:line-break/>M3.2 Deliver MSRR monitoring workflow + UQ summary</text:p>
          </table:table-cell>
          <table:table-cell table:style-name="Table2.A1" office:value-type="string">
            <text:p text:style-name="P13">O5: Noise unfolding algorithms + evaluation report<text:line-break/>O6: Open dataset(s) and software release (as permitted)</text:p>
          </table:table-cell>
        </table:table-row>
      </table:table>
      <text:p text:style-name="P6"/>
      <text:p text:style-name="P6">Major deliverables: (D1) validated 1-D/2-group MSR noise prototype capturing precursor-flow-induced signatures; (D2) MPACT-based multigroup perturbation-response kernels and ex-core detector models for TRIGA and an MSR reference design; (D3) a power-noise simulator that generates labeled stochastic/periodic noise sequences for key perturbation classes (voids/bubbles, flow anomalies, vibration, and incipient blockage/boiling precursors); and (D4) ML-based noise unfolding methods enabling perturbation classification, localization, and anomaly detection.</text:p>
      <text:p text:style-name="P7"><text:span text:style-name="T6">5. </text:span><text:span text:style-name="T4">Facilities, Data, and Computational Resources:</text:span></text:p>
      <text:p text:style-name="P8">Work will use existing VERA/MPACT computing environments and <text:span text:style-name="T17">existing </text:span><text:span text:style-name="T16">access to </text:span><text:span text:style-name="T18">TACC </text:span><text:span text:style-name="T16">HPC</text:span> resources. Required data inputs include TRIGA operating data streams available to the digital shadow effort [2] and evolving MSRR design and materials information as available <text:span text:style-name="T21">via existing agreements</text:span>. No NSUF access is requested for this project.</text:p>
      <text:p text:style-name="P9"><text:span text:style-name="T6">6</text:span><text:span text:style-name="T4">. Risks and Mitigations</text:span></text:p>
      <text:list text:continue-numbering="true" text:style-name="WWNum1">
        <text:list-item>
          <text:p text:style-name="P18">Computational expense of high-fidelity perturbation sweeps. Mitigation: response-kernel and reduced-order realization; focus initial kernels on a small set of high-impact perturbations.</text:p>
        </text:list-item>
        <text:list-item>
          <text:p text:style-name="P18"><text:soft-page-break/>Limited availability of high-quality measured noise data for validation. Mitigation: prioritize TRIGA zero-power campaigns and leverage the established digital shadow data pipeline [2].</text:p>
        </text:list-item>
        <text:list-item>
          <text:p text:style-name="P20">Model-form uncertainty in bubble/void perturbation statistics. Mitigation: bracket plausible distributions and use ML uncertainty quantification; incorporate sensitivity studies using the 1-D models.</text:p>
        </text:list-item>
      </text:list>
      <text:p text:style-name="P1"><text:span text:style-name="T21">7</text:span>. Estimated Cost: <text:span text:style-name="T20">$1,000,000 (total over 3 years). </text:span></text:p>
      <text:p text:style-name="P10"><text:span text:style-name="T14">8</text:span><text:span text:style-name="T13">. </text:span><text:span text:style-name="T12">Artificial Intelligence (AI) Use Disclosure and Disclaimer </text:span><text:span text:style-name="T18">Portions of this application were developed with the assistance of AI tools to support organizing and editing of the narrative content. All technical content, claims, plans and representations have been reviewed and approved by the applicant, who remains solely responsible for the accuracy and completeness of the submission, the capability to perform the work described, and compliance with intellectual property and third-party rights.</text:span></text:p>
      <text:p text:style-name="P10"><text:span text:style-name="T6">9</text:span><text:span text:style-name="T4">. References</text:span></text:p>
      <text:p text:style-name="P24"><text:span text:style-name="T22">[1] B. Collins, T. Downar, J. Gehin, A. Godfrey, A. Graham, D. Jabaay, B.W. Kelley, K. Clarno, and <text:s/>K.S. Kim, MPACT Theory Manual Version 2.0. 0 (No. CASL-U-2015-0078-000). ORNL, <text:s/>2015.</text:span></text:p>
      <text:p text:style-name="P24">[2] Z. Shang et al., “Developing a Digital Shadow of the TRIGA II Research Reactor at the National Energy Technology Laboratory,” Transactions of the American Nuclear Society, Vol. 127, 2022.</text:p>
      <text:p text:style-name="P11">[3] <text:span text:style-name="T22">I. </text:span>Pázsit, <text:span text:style-name="T22">T. </text:span>Hoai-Nam, and <text:span text:style-name="T22">E. </text:span>Zsolt, eds. "Surveillance and Diagnostics of Next Generation Nuclear Reactors," 2025.</text:p>
      <text:p text:style-name="P11">[4] V. Dykin and I. Pázsit, “The Molten Salt Reactor Point-Kinetic Component of Neutron Noise in Two-Group Diffusion Theory,” Nuclear Technology, Vol. 193, pp. 404–415, 2016.</text:p>
      <text:p text:style-name="P11">[5] I. Pázsit, V. Dykin, and R. Sanchez, “The Point Kinetic Component of Neutron Noise in an MSR,” Annals of Nuclear Energy, Vol. 64, pp. 344–356, 2014.</text:p>
      <text:p text:style-name="P11">[6] A. Jonsson and I. Pázsit, “Two-group Theory of Neutron Noise in Molten Salt Reactors,” Annals of Nuclear Energy, Vol. 38, pp. 1238–1251, 2011.</text:p>
      <text:p text:style-name="P11">[7] A. Cammi et al., “A Multi-physics Modelling Approach to the Dynamics of Molten Salt Reactors,” Annals of Nuclear Energy, Vol. 38, pp. 1356–1372, 2011.</text:p>
      <text:p text:style-name="P11">[8] S. Dulla, P. Ravetto, and M. M. Rostagno, “Neutron Kinetics of Fluid-Fuel Systems by the Quasi-static Method,” Annals of Nuclear Energy, Vol. 31, pp. 1709–1733, 2004.</text:p>
      <text:p text:style-name="P11">[<text:span text:style-name="T22">9</text:span>] Oak Ridge National Laboratory, “Zero-Power Physics Experiments on the Molten-Salt Reactor Experiment,” ORNL-4233, 1968.</text:p>
      <text:p text:style-name="P10">[1<text:span text:style-name="T22">0</text:span>] D. N. Fry, R. C. Kryter, and J. C. Robinson, “Measurement of Helium Void Fraction in the MSRE Fuel Salt Using Neutron-Noise Analysis,” ORNL-TM-2315, Oak Ridge National Laboratory (Aug. 27, 1968).<text:line-break/>[1<text:span text:style-name="T22">1</text:span>] J. C. Robinson and D. N. Fry, “Determination of the Void Fraction in the MSRE Using Small Induced Pressure Perturbations,” ORNL-TM-2318, Oak Ridge National Laboratory (Feb. 6, 196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ingCustom" style:family="paragraph" style:parent-style-name="Standard">
      <style:paragraph-properties fo:margin-top="0.0835in" fo:margin-bottom="0.0417in" style:contextual-spacing="false"/>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4</meta:editing-cycles>
    <meta:creation-date>2013-12-23T23:15:00</meta:creation-date>
    <dc:date>2026-01-25T16:56:50.590451056</dc:date>
    <meta:editing-duration>PT28M17S</meta:editing-duration>
    <meta:generator>LibreOffice/24.2.7.2$Linux_X86_64 LibreOffice_project/420$Build-2</meta:generator>
    <meta:document-statistic meta:table-count="1" meta:image-count="0" meta:object-count="0" meta:page-count="5" meta:paragraph-count="68" meta:word-count="2080" meta:character-count="15775" meta:non-whitespace-character-count="13777"/>
    <meta:user-defined meta:name="AppVersion">14.0000</meta:user-defined>
    <meta:template xlink:type="simple" xlink:actuate="onRequest" xlink:title="Normal.dotm" xlink:href=""/>
  </office:meta>
</office:document-meta>
</file>